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79fc" officeooo:paragraph-rsid="000879fc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08d8b2" officeooo:paragraph-rsid="0008d8b2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ad21d" officeooo:paragraph-rsid="0009a946"/>
    </style:style>
    <style:style style:name="P4" style:family="paragraph" style:parent-style-name="Standard">
      <style:paragraph-properties fo:text-align="justify" style:justify-single-word="false"/>
      <style:text-properties officeooo:paragraph-rsid="0009a946"/>
    </style:style>
    <style:style style:name="P5" style:family="paragraph" style:parent-style-name="Standard">
      <style:paragraph-properties fo:text-align="justify" style:justify-single-word="false"/>
      <style:text-properties officeooo:paragraph-rsid="000e8cf5"/>
    </style:style>
    <style:style style:name="P6" style:family="paragraph" style:parent-style-name="Standard">
      <style:paragraph-properties fo:text-align="center" style:justify-single-word="false"/>
      <style:text-properties officeooo:paragraph-rsid="0013dccb"/>
    </style:style>
    <style:style style:name="P7" style:family="paragraph" style:parent-style-name="Standard">
      <style:paragraph-properties fo:text-align="justify" style:justify-single-word="false"/>
      <style:text-properties officeooo:rsid="0015050b" officeooo:paragraph-rsid="001569c4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0879fc" officeooo:paragraph-rsid="000879fc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rsid="0015050b" officeooo:paragraph-rsid="001569c4"/>
    </style:style>
    <style:style style:name="P10" style:family="paragraph" style:parent-style-name="Standard">
      <style:paragraph-properties fo:text-align="justify" style:justify-single-word="false"/>
      <style:text-properties officeooo:rsid="0015050b" officeooo:paragraph-rsid="001569c4"/>
    </style:style>
    <style:style style:name="P11" style:family="paragraph" style:parent-style-name="Standard">
      <style:paragraph-properties fo:text-align="justify" style:justify-single-word="false"/>
      <style:text-properties officeooo:rsid="00186a96" officeooo:paragraph-rsid="00186a96"/>
    </style:style>
    <style:style style:name="P12" style:family="paragraph" style:parent-style-name="Standard">
      <style:paragraph-properties fo:text-align="justify" style:justify-single-word="false"/>
      <style:text-properties officeooo:rsid="0019d07b" officeooo:paragraph-rsid="001a5bbc"/>
    </style:style>
    <style:style style:name="P13" style:family="paragraph" style:parent-style-name="Standard">
      <style:paragraph-properties fo:text-align="justify" style:justify-single-word="false"/>
      <style:text-properties officeooo:rsid="001c12dd" officeooo:paragraph-rsid="001c12dd"/>
    </style:style>
    <style:style style:name="P14" style:family="paragraph" style:parent-style-name="Standard">
      <style:paragraph-properties fo:text-align="justify" style:justify-single-word="false"/>
      <style:text-properties officeooo:rsid="001f742c" officeooo:paragraph-rsid="001f742c"/>
    </style:style>
    <style:style style:name="P15" style:family="paragraph" style:parent-style-name="Standard">
      <style:paragraph-properties fo:text-align="justify" style:justify-single-word="false"/>
      <style:text-properties officeooo:rsid="00212117" officeooo:paragraph-rsid="00212117"/>
    </style:style>
    <style:style style:name="P16" style:family="paragraph">
      <loext:graphic-properties draw:fill="none" draw:fill-color="#ffffff"/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d8b2"/>
    </style:style>
    <style:style style:name="T3" style:family="text">
      <style:text-properties fo:language="en" fo:country="US" officeooo:rsid="000879fc"/>
    </style:style>
    <style:style style:name="T4" style:family="text">
      <style:text-properties fo:language="en" fo:country="US" officeooo:rsid="0009a946"/>
    </style:style>
    <style:style style:name="T5" style:family="text">
      <style:text-properties fo:language="en" fo:country="US" officeooo:rsid="000ad21d"/>
    </style:style>
    <style:style style:name="T6" style:family="text">
      <style:text-properties fo:language="en" fo:country="US" officeooo:rsid="000e8cf5"/>
    </style:style>
    <style:style style:name="T7" style:family="text">
      <style:text-properties fo:language="en" fo:country="US" officeooo:rsid="0010e538"/>
    </style:style>
    <style:style style:name="T8" style:family="text">
      <style:text-properties fo:language="en" fo:country="US" officeooo:rsid="00110e7f"/>
    </style:style>
    <style:style style:name="T9" style:family="text">
      <style:text-properties fo:language="en" fo:country="US" officeooo:rsid="00128efc"/>
    </style:style>
    <style:style style:name="T10" style:family="text">
      <style:text-properties fo:language="en" fo:country="US" officeooo:rsid="001492a2"/>
    </style:style>
    <style:style style:name="T11" style:family="text">
      <style:text-properties fo:language="en" fo:country="US" officeooo:rsid="0015050b"/>
    </style:style>
    <style:style style:name="T12" style:family="text">
      <style:text-properties fo:language="en" fo:country="US" officeooo:rsid="001569c4"/>
    </style:style>
    <style:style style:name="T13" style:family="text">
      <style:text-properties fo:language="en" fo:country="US" officeooo:rsid="0017bbed"/>
    </style:style>
    <style:style style:name="T14" style:family="text">
      <style:text-properties fo:language="en" fo:country="US" officeooo:rsid="00186a96"/>
    </style:style>
    <style:style style:name="T15" style:family="text">
      <style:text-properties fo:language="en" fo:country="US" officeooo:rsid="001a5bbc"/>
    </style:style>
    <style:style style:name="T16" style:family="text">
      <style:text-properties fo:language="en" fo:country="US" officeooo:rsid="001b810f"/>
    </style:style>
    <style:style style:name="T17" style:family="text">
      <style:text-properties fo:language="en" fo:country="US" officeooo:rsid="001dc089"/>
    </style:style>
    <style:style style:name="T18" style:family="text">
      <style:text-properties fo:language="en" fo:country="US" officeooo:rsid="001df68a"/>
    </style:style>
    <style:style style:name="T19" style:family="text">
      <style:text-properties fo:language="en" fo:country="US" officeooo:rsid="001f742c"/>
    </style:style>
    <style:style style:name="gr1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0" draw:name="Shape1" draw:style-name="gr1" draw:text-style-name="P16" svg:width="1.925cm" svg:height="1.059cm" svg:x="15.113cm" svg:y="-0.048cm"><draw:text-box><text:p>S1-A1</text:p><text:p>2021/2022</text:p></draw:text-box></draw:frame>Basquin Nicolas</text:p>
      <text:p text:style-name="P2">Kohler Jarod</text:p>
      <text:p text:style-name="P1"/>
      <text:p text:style-name="P6"><text:span text:style-name="T3">SAE 102 </text:span><text:span text:style-name="T2">Report</text:span><text:span text:style-name="T3"> </text:span></text:p>
      <text:p text:style-name="P1"/>
      <text:p text:style-name="P1"/>
      <text:p text:style-name="P4"><text:span text:style-name="T4">We have </text:span><text:span text:style-name="T10">created</text:span><text:span text:style-name="T4"> three AI: </text:span><text:span text:style-name="T10">a</text:span><text:span text:style-name="T4"> naive one, </text:span><text:span text:style-name="T10">a</text:span><text:span text:style-name="T5"> random</text:span><text:span text:style-name="T10">ized one</text:span><text:span text:style-name="T5"> and finally the master-brain.</text:span></text:p>
      <text:p text:style-name="P3"/>
      <text:p text:style-name="P5"><text:span text:style-name="T5">T</text:span><text:span text:style-name="T6">he naive </text:span><text:span text:style-name="T10">one</text:span><text:span text:style-name="T6"> </text:span><text:span text:style-name="T10">was made so that</text:span><text:span text:style-name="T7"> it place</text:span><text:span text:style-name="T10">s</text:span><text:span text:style-name="T7"> the token on the first </text:span><text:span text:style-name="T10">position available</text:span><text:span text:style-name="T7">. </text:span><text:span text:style-name="T11">In order to do s</text:span><text:span text:style-name="T8">o, </text:span><text:span text:style-name="T11">the AI</text:span><text:span text:style-name="T8"> read the table </text:span><text:span text:style-name="T11">in numerical order</text:span><text:span text:style-name="T8">, </text:span><text:span text:style-name="T9">and when </text:span><text:span text:style-name="T11">it encounters an</text:span><text:span text:style-name="T9"> empty </text:span><text:span text:style-name="T11">box</text:span><text:span text:style-name="T9">, it place</text:span><text:span text:style-name="T11">s</text:span><text:span text:style-name="T9"> the token </text:span><text:span text:style-name="T11">on it</text:span><text:span text:style-name="T9">.</text:span></text:p>
      <text:p text:style-name="P7"><text:span text:style-name="T9">T</text:span><text:span text:style-name="T1">his AI wins most of the time against the random AI but it is the easiest one to play against as a player since we can know its next move every turns.</text:span></text:p>
      <text:p text:style-name="P9"/>
      <text:p text:style-name="P7"><text:span text:style-name="T12">The random one</text:span><text:span text:style-name="T1"> </text:span><text:span text:style-name="T13">select a random number between 0 and 1 and multiplicate it by the number of boxes </text:span><text:span text:style-name="T14">to find the box id to play.</text:span></text:p>
      <text:p text:style-name="P11"><text:span text:style-name="T1">This AI loses most of the time against the naive AI but it is harder for a player to play against.</text:span></text:p>
      <text:p text:style-name="P11"><text:span text:style-name="T1"/></text:p>
      <text:p text:style-name="P12"><text:span text:style-name="T1">The third IA plays just like </text:span><text:span text:style-name="T15">the</text:span><text:span text:style-name="T1"> random AI for every turn except for the last turn,</text:span><text:span text:style-name="T16">where the IA is confronted with a last choice which will determine which box is the empty one. The IA will</text:span><text:span text:style-name="T1"> </text:span><text:span text:style-name="T16">then </text:span><text:span text:style-name="T1">calculates using “sommevoisins” </text:span><text:span text:style-name="T15">both of the scores</text:span><text:span text:style-name="T1"> for the last two empty boxes.</text:span></text:p>
      <text:p text:style-name="P12"><text:span text:style-name="T1"/></text:p>
      <text:p text:style-name="P12"><text:span text:style-name="T1">-</text:span><text:span text:style-name="T15">blue score for the first case</text:span></text:p>
      <text:p text:style-name="P12"><text:span text:style-name="T1">-</text:span><text:span text:style-name="T15">red score for the first case</text:span></text:p>
      <text:p text:style-name="P12"><text:span text:style-name="T1">-</text:span><text:span text:style-name="T15">blue score for the second case</text:span></text:p>
      <text:p text:style-name="P12"><text:span text:style-name="T1">-</text:span><text:span text:style-name="T15">red score for the second case</text:span></text:p>
      <text:p text:style-name="P12"><text:span text:style-name="T15"/></text:p>
      <text:p text:style-name="P12"><text:span text:style-name="T15">It</text:span><text:span text:style-name="T1"> then compares </text:span><text:span text:style-name="T15">the difference </text:span><text:span text:style-name="T1">to know in which scenario the difference </text:span><text:span text:style-name="T15">in </text:span><text:span text:style-name="T16">score</text:span><text:span text:style-name="T15"> is the biggest in his advantage.</text:span></text:p>
      <text:p text:style-name="P12"><text:span text:style-name="T15"/></text:p>
      <text:p text:style-name="P13"><text:span text:style-name="T1">If </text:span><text:span text:style-name="T15">(</text:span><text:span text:style-name="T17">blue</text:span><text:span text:style-name="T1"> score 1 – </text:span><text:span text:style-name="T17">red</text:span><text:span text:style-name="T1"> score 1) &gt;= (</text:span><text:span text:style-name="T17">blue</text:span><text:span text:style-name="T1"> score 2 – </text:span><text:span text:style-name="T17">red</text:span><text:span text:style-name="T1"> score 2):</text:span></text:p>
      <text:p text:style-name="P13"><text:span text:style-name="T1"><text:tab/></text:span><text:span text:style-name="T17">it returns the id of the box</text:span><text:span text:style-name="T18">2 </text:span><text:span text:style-name="T19">to play</text:span><text:span text:style-name="T17"> so that </text:span><text:span text:style-name="T19">the empty box is the number 1</text:span></text:p>
      <text:p text:style-name="P14"><text:span text:style-name="T1">Else</text:span></text:p>
      <text:p text:style-name="P14"><text:span text:style-name="T1"><text:tab/>it returns</text:span><text:span text:style-name="T17"> the id of the box</text:span><text:span text:style-name="T1">1</text:span><text:span text:style-name="T18"> </text:span><text:span text:style-name="T1">to play</text:span><text:span text:style-name="T17"> so that </text:span><text:span text:style-name="T1">the empty box is the number 2</text:span></text:p>
      <text:p text:style-name="P14"><text:span text:style-name="T1"/></text:p>
      <text:p text:style-name="P15"><text:span text:style-name="T1">This AI is made so that it always wins when one of the two last case is in his favor or both of the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6T15:08:50.568192381</meta:creation-date>
    <dc:date>2022-01-07T09:29:37.324021793</dc:date>
    <meta:editing-duration>PT1H47M45S</meta:editing-duration>
    <meta:editing-cycles>22</meta:editing-cycles>
    <meta:generator>LibreOffice/7.0.4.2$Linux_X86_64 LibreOffice_project/00$Build-2</meta:generator>
    <meta:document-statistic meta:table-count="0" meta:image-count="0" meta:object-count="0" meta:page-count="1" meta:paragraph-count="19" meta:word-count="313" meta:character-count="1537" meta:non-whitespace-character-count="1238"/>
  </office:meta>
</office:document-meta>
</file>